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ecd8" officeooo:paragraph-rsid="001cecd8"/>
    </style:style>
    <style:style style:name="P2" style:family="paragraph" style:parent-style-name="Standard">
      <style:text-properties officeooo:rsid="001ec738" officeooo:paragraph-rsid="001ec738"/>
    </style:style>
    <style:style style:name="P3" style:family="paragraph" style:parent-style-name="Standard">
      <style:text-properties officeooo:rsid="00202ed3" officeooo:paragraph-rsid="00202ed3"/>
    </style:style>
    <style:style style:name="P4" style:family="paragraph" style:parent-style-name="Standard">
      <style:text-properties officeooo:rsid="0020b27e" officeooo:paragraph-rsid="0020b27e"/>
    </style:style>
    <style:style style:name="P5" style:family="paragraph" style:parent-style-name="Standard">
      <style:text-properties officeooo:rsid="00227fff" officeooo:paragraph-rsid="00227fff"/>
    </style:style>
    <style:style style:name="P6" style:family="paragraph" style:parent-style-name="Preformatted_20_Text">
      <style:text-properties officeooo:rsid="00227fff" officeooo:paragraph-rsid="00227fff"/>
    </style:style>
    <style:style style:name="P7" style:family="paragraph" style:parent-style-name="Standard">
      <style:text-properties officeooo:rsid="00227fff" officeooo:paragraph-rsid="00227fff"/>
    </style:style>
    <style:style style:name="T1" style:family="text">
      <style:text-properties officeooo:rsid="001f61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jawdyp 666</text:p>
      <text:p text:style-name="P2">233333 <text:s/><text:span text:style-name="T1">what fuck?</text:span></text:p>
      <text:p text:style-name="P3">Why cja wdyp?</text:p>
      <text:p text:style-name="P4">打不出中文？</text:p>
      <text:p text:style-name="P5">诶，垃圾输入法</text:p>
      <text:p text:style-name="P6"><text:span text:style-name="Source_20_Text">Creating a new branch is quick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22:28:34.631591314</meta:creation-date>
    <dc:date>2017-10-31T15:08:29.335818896</dc:date>
    <meta:editing-duration>PT2M49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27" meta:character-count="85" meta:non-whitespace-character-count="74"/>
  </office:meta>
</office:document-meta>
</file>